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0.626cm" fo:min-width="3.7cm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6cm" fo:min-width="10.214cm"/>
    </style:style>
    <style:style style:name="gr3" style:family="graphic" style:parent-style-name="standard">
      <style:graphic-properties draw:fill-color="#c9211e" draw:opacity="25%" draw:textarea-horizontal-align="justify" draw:textarea-vertical-align="middle" draw:auto-grow-height="false" fo:min-height="1.539cm" fo:min-width="4.01cm"/>
      <style:paragraph-properties style:writing-mode="lr-tb"/>
    </style:style>
    <style:style style:name="gr4" style:family="graphic" style:parent-style-name="standard">
      <style:graphic-properties draw:fill-color="#c9211e" draw:opacity="50%" draw:textarea-horizontal-align="justify" draw:textarea-vertical-align="middle" draw:auto-grow-height="false" fo:min-height="1.625cm" fo:min-width="4.009cm"/>
      <style:paragraph-properties style:writing-mode="lr-tb"/>
    </style:style>
    <style:style style:name="gr5" style:family="graphic" style:parent-style-name="standard">
      <style:graphic-properties draw:fill-color="#c9211e" draw:opacity="75%" draw:textarea-horizontal-align="justify" draw:textarea-vertical-align="middle" draw:auto-grow-height="false" fo:min-height="1.76cm" fo:min-width="4.008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626cm" fo:min-width="8.513cm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626cm" fo:min-width="1.732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e994"/>
      <style:paragraph-properties fo:text-align="center"/>
    </style:style>
    <style:style style:name="P3" style:family="paragraph">
      <style:paragraph-properties fo:text-align="center" style:writing-mode="lr-tb"/>
      <style:text-properties style:font-name="Roboto Black"/>
    </style:style>
    <style:style style:name="P4" style:family="paragraph">
      <loext:graphic-properties draw:fill-color="#c9211e" draw:opacity="25%"/>
      <style:paragraph-properties fo:text-align="center" style:writing-mode="lr-tb"/>
      <style:text-properties style:font-name="Roboto Black"/>
    </style:style>
    <style:style style:name="P5" style:family="paragraph">
      <loext:graphic-properties draw:fill-color="#c9211e" draw:opacity="50%"/>
      <style:paragraph-properties fo:text-align="center" style:writing-mode="lr-tb"/>
      <style:text-properties style:font-name="Roboto Black"/>
    </style:style>
    <style:style style:name="P6" style:family="paragraph">
      <loext:graphic-properties draw:fill-color="#c9211e" draw:opacity="75%"/>
      <style:paragraph-properties fo:text-align="center" style:writing-mode="lr-tb"/>
      <style:text-properties style:font-name="Roboto Black"/>
    </style:style>
    <style:style style:name="T1" style:family="text">
      <style:text-properties style:font-name="Roboto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1.75cm" draw:transform="rotate (1.09955742875643) translate (20.591cm 12.2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4.8cm" svg:height="1.75cm" draw:transform="rotate (-1.14179439665469) translate (11.638cm 7.5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2" draw:layer="layout" svg:width="10.714cm" svg:height="6.25cm" svg:x="1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1cm" svg:height="1.789cm" draw:transform="rotate (1.5707963267949) translate (1.889cm 7.358cm)">
            <text:p text:style-name="P3"><text:span text:style-name="T1">Emerge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509cm" svg:height="1.875cm" draw:transform="rotate (1.5707963267949) translate (5.464cm 7.358cm)">
            <text:p text:style-name="P3"><text:span text:style-name="T1">Amplific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508cm" svg:height="2.01cm" draw:transform="rotate (1.5707963267949) translate (8.942cm 7.358cm)">
            <text:p text:style-name="P3"><text:span text:style-name="T1">Exportation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10.3cm" svg:height="1.75cm" svg:x="11.7cm" svg:y="4.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custom-shape draw:style-name="gr2" draw:text-style-name="P2" draw:layer="layout" svg:width="10.714cm" svg:height="6.25cm" svg:x="22.1cm" svg:y="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draw:layer="layout" svg:width="4.51cm" svg:height="1.789cm" draw:transform="rotate (1.5707963267949) translate (22.989cm 7.358cm)">
              <text:p text:style-name="P3"><text:span text:style-name="T1">Introduction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4.509cm" svg:height="1.875cm" draw:transform="rotate (1.5707963267949) translate (26.564cm 7.358cm)">
              <text:p text:style-name="P3"><text:span text:style-name="T1">Amplification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6" draw:layer="layout" svg:width="4.508cm" svg:height="2.01cm" draw:transform="rotate (1.5707963267949) translate (30.042cm 7.358cm)">
              <text:p text:style-name="P3"><text:span text:style-name="T1">Exporta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1" draw:layer="layout" svg:width="2.55cm" svg:height="1.75cm" svg:x="32.801cm" svg:y="4.05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2" draw:text-style-name="P2" draw:layer="layout" svg:width="10.714cm" svg:height="6.25cm" svg:x="11.9cm" svg:y="12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1cm" svg:height="1.789cm" draw:transform="rotate (1.5707963267949) translate (12.789cm 17.758cm)">
            <text:p text:style-name="P3"><text:span text:style-name="T1">Introductio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4.509cm" svg:height="1.875cm" draw:transform="rotate (1.5707963267949) translate (16.364cm 17.758cm)">
            <text:p text:style-name="P3"><text:span text:style-name="T1">Amplification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4.508cm" svg:height="2.01cm" draw:transform="rotate (1.5707963267949) translate (19.842cm 17.758cm)">
            <text:p text:style-name="P3"><text:span text:style-name="T1">Exportation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Black" svg:font-family="'Roboto Black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.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n Arino</meta:initial-creator>
    <meta:creation-date>2023-11-08T10:34:51.030772502</meta:creation-date>
    <dc:date>2023-11-16T10:37:31.920744929</dc:date>
    <dc:creator>Julien Arino</dc:creator>
    <meta:editing-duration>PT2H8M44S</meta:editing-duration>
    <meta:editing-cycles>5</meta:editing-cycles>
    <meta:generator>LibreOffice/7.3.7.2$Linux_X86_64 LibreOffice_project/30$Build-2</meta:generator>
    <meta:document-statistic meta:object-count="20"/>
  </office:meta>
</office:document-meta>
</file>